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399cm" fo:min-width="2.20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21cm" fo:min-width="1.1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95cm" fo:min-width="5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109cm" fo:min-width="4.4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.77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173cm" fo:min-width="4.4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.58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95cm" fo:min-width="7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3cm" svg:x="1.2cm" svg:y="1.3cm">
          <text:p text:style-name="P1"><text:span text:style-name="T1">Papercut-print-log-</text:span></text:p>
          <text:p text:style-name="P1"><text:span text:style-name="T1">yyyy-mm-dd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2" draw:id="id2" draw:layer="layout" svg:width="3.278cm" svg:height="1.941cm" svg:x="1.945cm" svg:y="10.6cm">
          <text:p text:style-name="P1">User</text:p>
          <text:p text:style-name="P1">exists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1" draw:id="id1" draw:layer="layout" svg:width="6.1cm" svg:height="7.2cm" svg:x="4.2cm" svg:y="1.2cm">
          <text:p text:style-name="P1">Read CSV,<text:line-break/>Array of Text</text:p>
          <text:p text:style-name="P1"><text:span text:style-name="T1">(Time</text:span></text:p>
          <text:p text:style-name="P1"><text:span text:style-name="T1">User</text:span></text:p>
          <text:p text:style-name="P1"><text:span text:style-name="T1">Pages</text:span></text:p>
          <text:p text:style-name="P1"><text:span text:style-name="T1">Copies</text:span></text:p>
          <text:p text:style-name="P1"><text:span text:style-name="T1">Printer</text:span></text:p>
          <text:p text:style-name="P1"><text:span text:style-name="T1">Document Name</text:span></text:p>
          <text:p text:style-name="P1"><text:span text:style-name="T1">Client</text:span></text:p>
          <text:p text:style-name="P1"><text:span text:style-name="T1">Paper Size</text:span></text:p>
          <text:p text:style-name="P1"><text:span text:style-name="T1">Language</text:span></text:p>
          <text:p text:style-name="P1"><text:span text:style-name="T1">Height</text:span></text:p>
          <text:p text:style-name="P1"><text:span text:style-name="T1">Width</text:span></text:p>
          <text:p text:style-name="P1"><text:span text:style-name="T1">Duplex</text:span></text:p>
          <text:p text:style-name="P1"><text:span text:style-name="T1">Grayscale</text:span></text:p>
          <text:p text:style-name="P1"><text:span text:style-name="T1">Siz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7.25cm" svg:y1="8.4cm" svg:x2="3.584cm" svg:y2="10.6cm" draw:start-shape="id1" draw:start-glue-point="6" draw:end-shape="id2" draw:end-glue-point="4" svg:d="M7250 8400v1100h-3666v1100" svg:viewBox="0 0 3667 2201">
          <text:p/>
        </draw:connector>
        <draw:custom-shape draw:style-name="gr5" draw:text-style-name="P4" xml:id="id3" draw:id="id3" draw:layer="layout" svg:width="4.968cm" svg:height="1.359cm" svg:x="1.1cm" svg:y="13.641cm">
          <text:p text:style-name="P1"><text:span text:style-name="T2">Retrieve userID from database</text:span></text:p>
          <text:p text:style-name="P1"><text:span text:style-name="T2">User=us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3.584cm" svg:y1="12.541cm" svg:x2="3.584cm" svg:y2="13.641cm" draw:start-shape="id2" draw:start-glue-point="6" draw:end-shape="id3" draw:end-glue-point="4" svg:d="M3584 12541v1100" svg:viewBox="0 0 1 1101">
          <text:p/>
        </draw:connector>
        <draw:frame draw:style-name="gr6" draw:text-style-name="P5" draw:layer="layout" svg:width="1.624cm" svg:height="1.363cm" svg:x="3.576cm" svg:y="12.5cm">
          <draw:text-box>
            <text:p>Yes</text:p>
          </draw:text-box>
        </draw:frame>
        <draw:custom-shape draw:style-name="gr7" draw:text-style-name="P4" xml:id="id4" draw:id="id4" draw:layer="layout" svg:width="4.968cm" svg:height="1.423cm" svg:x="7.232cm" svg:y="10.859cm">
          <text:p text:style-name="P6"><text:span text:style-name="T2">Add user to user column in 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5.223cm" svg:y1="11.571cm" svg:x2="7.232cm" svg:y2="11.571cm" draw:start-shape="id2" draw:start-glue-point="7" draw:end-shape="id4" draw:end-glue-point="5" svg:d="M5223 11571h2009" svg:viewBox="0 0 2010 1">
          <text:p/>
        </draw:connector>
        <draw:connector draw:style-name="gr4" draw:text-style-name="P3" draw:layer="layout" svg:x1="9.716cm" svg:y1="12.282cm" svg:x2="6.068cm" svg:y2="14.32cm" draw:start-shape="id4" draw:start-glue-point="6" draw:end-shape="id3" draw:end-glue-point="7" svg:d="M9716 12282v2038h-3648" svg:viewBox="0 0 3649 2039">
          <text:p/>
        </draw:connector>
        <draw:frame draw:style-name="gr8" draw:text-style-name="P5" draw:layer="layout" svg:width="1.386cm" svg:height="1.363cm" svg:x="5.2cm" svg:y="10.637cm">
          <draw:text-box>
            <text:p>No</text:p>
          </draw:text-box>
        </draw:frame>
        <draw:custom-shape draw:style-name="gr2" draw:text-style-name="P3" xml:id="id5" draw:id="id5" draw:layer="layout" svg:width="3.278cm" svg:height="1.941cm" svg:x="1.945cm" svg:y="16.1cm">
          <text:p text:style-name="P1">User</text:p>
          <text:p text:style-name="P1">exists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4" xml:id="id6" draw:id="id6" draw:layer="layout" svg:width="4.968cm" svg:height="1.359cm" svg:x="1.1cm" svg:y="19.141cm">
          <text:p text:style-name="P1"><text:span text:style-name="T2">Retrieve userID from database</text:span></text:p>
          <text:p text:style-name="P1"><text:span text:style-name="T2">User=us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3.584cm" svg:y1="18.041cm" svg:x2="3.584cm" svg:y2="19.141cm" draw:start-shape="id5" draw:start-glue-point="6" draw:end-shape="id6" draw:end-glue-point="4" svg:d="M3584 18041v1100" svg:viewBox="0 0 1 1101">
          <text:p/>
        </draw:connector>
        <draw:frame draw:style-name="gr6" draw:text-style-name="P5" draw:layer="layout" svg:width="1.624cm" svg:height="1.363cm" svg:x="3.576cm" svg:y="18cm">
          <draw:text-box>
            <text:p>Yes</text:p>
          </draw:text-box>
        </draw:frame>
        <draw:custom-shape draw:style-name="gr7" draw:text-style-name="P4" xml:id="id7" draw:id="id7" draw:layer="layout" svg:width="4.968cm" svg:height="1.423cm" svg:x="7.232cm" svg:y="16.359cm">
          <text:p text:style-name="P6"><text:span text:style-name="T2">Add user to user column in 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5.223cm" svg:y1="17.071cm" svg:x2="7.232cm" svg:y2="17.071cm" draw:start-shape="id5" draw:start-glue-point="7" draw:end-shape="id7" draw:end-glue-point="5" svg:d="M5223 17071h2009" svg:viewBox="0 0 2010 1">
          <text:p/>
        </draw:connector>
        <draw:connector draw:style-name="gr4" draw:text-style-name="P3" draw:layer="layout" svg:x1="9.716cm" svg:y1="17.782cm" svg:x2="6.068cm" svg:y2="19.82cm" draw:start-shape="id7" draw:start-glue-point="6" draw:end-shape="id6" draw:end-glue-point="7" svg:d="M9716 17782v2038h-3648" svg:viewBox="0 0 3649 2039">
          <text:p/>
        </draw:connector>
        <draw:frame draw:style-name="gr8" draw:text-style-name="P5" draw:layer="layout" svg:width="1.386cm" svg:height="1.363cm" svg:x="5.2cm" svg:y="16.137cm">
          <draw:text-box>
            <text:p>No</text:p>
          </draw:text-box>
        </draw:frame>
        <draw:custom-shape draw:style-name="gr2" draw:text-style-name="P3" xml:id="id8" draw:id="id8" draw:layer="layout" svg:width="3.278cm" svg:height="1.941cm" svg:x="1.945cm" svg:y="21.8cm">
          <text:p text:style-name="P1">User</text:p>
          <text:p text:style-name="P1">exists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4" xml:id="id9" draw:id="id9" draw:layer="layout" svg:width="4.968cm" svg:height="1.359cm" svg:x="1.1cm" svg:y="24.841cm">
          <text:p text:style-name="P1"><text:span text:style-name="T2">Retrieve userID from database</text:span></text:p>
          <text:p text:style-name="P1"><text:span text:style-name="T2">User=us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3.584cm" svg:y1="23.741cm" svg:x2="3.584cm" svg:y2="24.841cm" draw:start-shape="id8" draw:start-glue-point="6" draw:end-shape="id9" draw:end-glue-point="4" svg:d="M3584 23741v1100" svg:viewBox="0 0 1 1101">
          <text:p/>
        </draw:connector>
        <draw:frame draw:style-name="gr6" draw:text-style-name="P5" draw:layer="layout" svg:width="1.624cm" svg:height="1.363cm" svg:x="3.576cm" svg:y="23.7cm">
          <draw:text-box>
            <text:p>Yes</text:p>
          </draw:text-box>
        </draw:frame>
        <draw:custom-shape draw:style-name="gr7" draw:text-style-name="P4" xml:id="id10" draw:id="id10" draw:layer="layout" svg:width="4.968cm" svg:height="1.423cm" svg:x="7.232cm" svg:y="22.059cm">
          <text:p text:style-name="P6"><text:span text:style-name="T2">Add user to user column in 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5.223cm" svg:y1="22.771cm" svg:x2="7.232cm" svg:y2="22.771cm" draw:start-shape="id8" draw:start-glue-point="7" draw:end-shape="id10" draw:end-glue-point="5" svg:d="M5223 22771h2009" svg:viewBox="0 0 2010 1">
          <text:p/>
        </draw:connector>
        <draw:connector draw:style-name="gr4" draw:text-style-name="P3" draw:layer="layout" svg:x1="9.716cm" svg:y1="23.482cm" svg:x2="6.068cm" svg:y2="25.52cm" draw:start-shape="id10" draw:start-glue-point="6" draw:end-shape="id9" draw:end-glue-point="7" svg:d="M9716 23482v2038h-3648" svg:viewBox="0 0 3649 2039">
          <text:p/>
        </draw:connector>
        <draw:frame draw:style-name="gr8" draw:text-style-name="P5" draw:layer="layout" svg:width="1.386cm" svg:height="1.363cm" svg:x="5.2cm" svg:y="21.837cm">
          <draw:text-box>
            <text:p>No</text:p>
          </draw:text-box>
        </draw:frame>
        <draw:connector draw:style-name="gr4" draw:text-style-name="P3" draw:layer="layout" svg:x1="3.584cm" svg:y1="15cm" svg:x2="3.584cm" svg:y2="16.1cm" draw:end-shape="id5" draw:end-glue-point="4" svg:d="M3584 15000v1100" svg:viewBox="0 0 1 1101">
          <text:p/>
        </draw:connector>
        <draw:connector draw:style-name="gr4" draw:text-style-name="P3" draw:layer="layout" svg:x1="3.584cm" svg:y1="20.5cm" svg:x2="3.584cm" svg:y2="21.8cm" draw:start-shape="id6" draw:start-glue-point="6" draw:end-shape="id8" draw:end-glue-point="4" svg:d="M3584 20500v1300" svg:viewBox="0 0 1 1301">
          <text:p/>
        </draw:connector>
        <draw:custom-shape draw:style-name="gr9" draw:text-style-name="P4" xml:id="id11" draw:id="id11" draw:layer="layout" svg:width="8.3cm" svg:height="3.2cm" svg:x="10.9cm" svg:y="25.3cm">
          <text:p text:style-name="P1"><text:span text:style-name="T2">Create SQL string and </text:span></text:p>
          <text:p text:style-name="P1"><text:span text:style-name="T2">write to DB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3.584cm" svg:y1="26.2cm" svg:x2="10.9cm" svg:y2="26.9cm" draw:start-shape="id9" draw:start-glue-point="6" draw:end-shape="id11" draw:end-glue-point="5" svg:d="M3584 26200v700h7316" svg:viewBox="0 0 7317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4:20:52.536000000</meta:creation-date>
    <dc:date>2018-02-28T14:50:44.255000000</dc:date>
    <meta:editing-duration>PT18M43S</meta:editing-duration>
    <meta:editing-cycles>3</meta:editing-cycles>
    <meta:generator>LibreOffice/6.0.0.3$Windows_X86_64 LibreOffice_project/64a0f66915f38c6217de274f0aa8e15618924765</meta:generator>
    <meta:document-statistic meta:object-count="31"/>
  </office:meta>
</office:document-meta>
</file>